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P1" style:family="paragraph" style:parent-style-name="Text_20_body">
      <style:text-properties fo:font-size="12pt" fo:font-weight="normal" officeooo:rsid="019422e1" officeooo:paragraph-rsid="01957e87" style:font-size-asian="12pt" style:font-weight-asian="normal" style:font-size-complex="12pt" style:font-weight-complex="normal"/>
    </style:style>
    <style:style style:name="P2" style:family="paragraph" style:parent-style-name="Text_20_body">
      <style:text-properties fo:font-size="12pt" fo:font-weight="normal" officeooo:rsid="019a8013" officeooo:paragraph-rsid="019e2ae5" style:font-size-asian="12pt" style:font-weight-asian="normal" style:font-size-complex="12pt" style:font-weight-complex="normal"/>
    </style:style>
    <style:style style:name="P3" style:family="paragraph" style:parent-style-name="Text_20_body">
      <style:text-properties fo:font-size="12pt" fo:font-weight="normal" officeooo:rsid="019a8013" officeooo:paragraph-rsid="019fc54a" style:font-size-asian="12pt" style:font-weight-asian="normal" style:font-size-complex="12pt" style:font-weight-complex="normal"/>
    </style:style>
    <style:style style:name="P4" style:family="paragraph" style:parent-style-name="Text_20_body">
      <style:text-properties fo:font-size="12pt" fo:font-weight="normal" officeooo:rsid="019f006c" officeooo:paragraph-rsid="019fc54a" style:font-size-asian="12pt" style:font-weight-asian="normal" style:font-size-complex="12pt" style:font-weight-complex="normal"/>
    </style:style>
    <style:style style:name="P5" style:family="paragraph" style:parent-style-name="Text_20_body">
      <style:text-properties fo:font-size="12pt" fo:font-weight="normal" officeooo:rsid="01a6b961" style:font-size-asian="12pt" style:font-weight-asian="normal" style:font-size-complex="12pt" style:font-weight-complex="normal"/>
    </style:style>
    <style:style style:name="P6" style:family="paragraph" style:parent-style-name="Text_20_body">
      <style:text-properties fo:font-size="12pt" fo:font-weight="normal" officeooo:rsid="01a6b961" officeooo:paragraph-rsid="01bf455a" style:font-size-asian="12pt" style:font-weight-asian="normal" style:font-size-complex="12pt" style:font-weight-complex="normal"/>
    </style:style>
    <style:style style:name="P7" style:family="paragraph" style:parent-style-name="Text_20_body">
      <style:text-properties fo:font-size="12pt" fo:font-weight="normal" officeooo:rsid="01a6b961" officeooo:paragraph-rsid="01c1ae36" style:font-size-asian="12pt" style:font-weight-asian="normal" style:font-size-complex="12pt" style:font-weight-complex="normal"/>
    </style:style>
    <style:style style:name="P8" style:family="paragraph" style:parent-style-name="Text_20_body">
      <style:text-properties fo:font-size="12pt" fo:font-weight="normal" officeooo:rsid="01a6b961" officeooo:paragraph-rsid="01c30014" style:font-size-asian="12pt" style:font-weight-asian="normal" style:font-size-complex="12pt" style:font-weight-complex="normal"/>
    </style:style>
    <style:style style:name="P9" style:family="paragraph" style:parent-style-name="Text_20_body">
      <style:text-properties fo:font-size="12pt" fo:font-weight="normal" officeooo:rsid="01a7811f" officeooo:paragraph-rsid="01ad93c6" style:font-size-asian="12pt" style:font-weight-asian="normal" style:font-size-complex="12pt" style:font-weight-complex="normal"/>
    </style:style>
    <style:style style:name="P10" style:family="paragraph" style:parent-style-name="Text_20_body">
      <style:text-properties fo:font-size="12pt" fo:font-weight="normal" officeooo:rsid="01a7811f" officeooo:paragraph-rsid="01c30014" style:font-size-asian="12pt" style:font-weight-asian="normal" style:font-size-complex="12pt" style:font-weight-complex="normal"/>
    </style:style>
    <style:style style:name="P11" style:family="paragraph" style:parent-style-name="Text_20_body">
      <style:text-properties fo:font-size="12pt" fo:font-weight="normal" officeooo:rsid="01c06bcc" officeooo:paragraph-rsid="01c30014" style:font-size-asian="12pt" style:font-weight-asian="normal" style:font-size-complex="12pt" style:font-weight-complex="normal"/>
    </style:style>
    <style:style style:name="P12" style:family="paragraph" style:parent-style-name="Text_20_body">
      <style:text-properties fo:font-size="12pt" fo:font-weight="normal" officeooo:rsid="01c1ae36" officeooo:paragraph-rsid="01c1ae36" style:font-size-asian="12pt" style:font-weight-asian="normal" style:font-size-complex="12pt" style:font-weight-complex="normal"/>
    </style:style>
    <style:style style:name="P13" style:family="paragraph" style:parent-style-name="Text_20_body">
      <style:text-properties fo:font-size="12pt" fo:font-weight="normal" officeooo:rsid="01c1ae36" officeooo:paragraph-rsid="01c30014" style:font-size-asian="12pt" style:font-weight-asian="normal" style:font-size-complex="12pt" style:font-weight-complex="normal"/>
    </style:style>
    <style:style style:name="P14" style:family="paragraph" style:parent-style-name="Text_20_body">
      <style:text-properties fo:font-size="12pt" fo:font-weight="normal" officeooo:rsid="019fc54a" officeooo:paragraph-rsid="01a14b71" style:font-size-asian="12pt" style:font-weight-asian="normal" style:font-size-complex="12pt" style:font-weight-complex="normal"/>
    </style:style>
    <style:style style:name="P15" style:family="paragraph" style:parent-style-name="Text_20_body">
      <style:text-properties fo:font-size="12pt" fo:font-weight="normal" officeooo:rsid="01a802ba" officeooo:paragraph-rsid="01ad93c6" style:font-size-asian="12pt" style:font-weight-asian="normal" style:font-size-complex="12pt" style:font-weight-complex="normal"/>
    </style:style>
    <style:style style:name="P16" style:family="paragraph" style:parent-style-name="Text_20_body">
      <style:text-properties fo:font-size="12pt" fo:font-weight="normal" officeooo:rsid="019496be" officeooo:paragraph-rsid="01957e87" style:font-size-asian="12pt" style:font-weight-asian="normal" style:font-size-complex="12pt" style:font-weight-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rsid="01b8fc44" officeooo:paragraph-rsid="01b8fc44" style:font-size-asian="12pt" style:font-size-complex="12pt"/>
    </style:style>
    <style:style style:name="P19" style:family="paragraph" style:parent-style-name="Text_20_body">
      <style:text-properties fo:font-size="12pt" officeooo:rsid="01b89da7" officeooo:paragraph-rsid="01b89da7" style:font-size-asian="12pt" style:font-size-complex="12pt"/>
    </style:style>
    <style:style style:name="P20" style:family="paragraph" style:parent-style-name="Text_20_body">
      <style:text-properties fo:font-size="12pt" officeooo:rsid="01a2ba45" officeooo:paragraph-rsid="01a39796" style:font-size-asian="12pt" style:font-size-complex="12pt"/>
    </style:style>
    <style:style style:name="P21" style:family="paragraph" style:parent-style-name="Text_20_body">
      <style:text-properties fo:font-size="12pt" officeooo:paragraph-rsid="01bf455a" style:font-size-asian="12pt" style:font-size-complex="12pt"/>
    </style:style>
    <style:style style:name="P22" style:family="paragraph" style:parent-style-name="Text_20_body">
      <style:text-properties fo:font-size="12pt" officeooo:rsid="01c06bcc" officeooo:paragraph-rsid="01c06bcc" style:font-size-asian="12pt" style:font-size-complex="12pt"/>
    </style:style>
    <style:style style:name="P23" style:family="paragraph" style:parent-style-name="Text_20_body">
      <style:text-properties fo:font-size="12pt" officeooo:rsid="01c41a08" officeooo:paragraph-rsid="01c41a08" style:font-size-asian="12pt" style:font-size-complex="12pt"/>
    </style:style>
    <style:style style:name="P24" style:family="paragraph" style:parent-style-name="Text_20_body">
      <style:text-properties fo:font-size="12pt" officeooo:rsid="01c700e7" officeooo:paragraph-rsid="01c700e7" style:font-size-asian="12pt" style:font-size-complex="12pt"/>
    </style:style>
    <style:style style:name="P25" style:family="paragraph" style:parent-style-name="Text_20_body">
      <style:text-properties fo:font-size="12pt" officeooo:rsid="01c700e7" officeooo:paragraph-rsid="01c854cd" style:font-size-asian="12pt" style:font-size-complex="12pt"/>
    </style:style>
    <style:style style:name="P26" style:family="paragraph" style:parent-style-name="Text_20_body">
      <style:text-properties fo:font-size="12pt" officeooo:rsid="01c854cd" officeooo:paragraph-rsid="01c854cd" style:font-size-asian="12pt" style:font-size-complex="12pt"/>
    </style:style>
    <style:style style:name="P27" style:family="paragraph" style:parent-style-name="Text_20_body">
      <style:text-properties fo:font-size="12pt" officeooo:rsid="01bd27fe" officeooo:paragraph-rsid="01bd27fe" style:font-size-asian="10.5pt" style:font-size-complex="12pt"/>
    </style:style>
    <style:style style:name="P28" style:family="paragraph" style:parent-style-name="Text_20_body">
      <style:text-properties officeooo:rsid="00ba1ae0" officeooo:paragraph-rsid="019a4ae1"/>
    </style:style>
    <style:style style:name="P29" style:family="paragraph" style:parent-style-name="Text_20_body">
      <style:text-properties officeooo:rsid="019a4ae1" officeooo:paragraph-rsid="019a4ae1"/>
    </style:style>
    <style:style style:name="P30" style:family="paragraph" style:parent-style-name="Text_20_body">
      <style:text-properties officeooo:rsid="019a4ae1" officeooo:paragraph-rsid="019b9c29"/>
    </style:style>
    <style:style style:name="P31" style:family="paragraph" style:parent-style-name="Text_20_body">
      <style:text-properties style:font-name="Liberation Serif" fo:font-size="12pt" officeooo:rsid="019422e1" officeooo:paragraph-rsid="019a4ae1" style:font-size-asian="10.5pt" style:font-size-complex="12pt"/>
    </style:style>
    <style:style style:name="P32" style:family="paragraph" style:parent-style-name="Standard">
      <style:text-properties fo:font-size="12pt" fo:font-weight="normal" officeooo:rsid="01c06bcc" officeooo:paragraph-rsid="01c30014" style:font-size-asian="12pt" style:font-weight-asian="normal" style:font-size-complex="12pt" style:font-weight-complex="normal"/>
    </style:style>
    <style:style style:name="P33" style:family="paragraph" style:parent-style-name="Table_20_Contents">
      <style:text-properties style:font-name="Liberation Mono" fo:font-size="10pt" style:font-size-asian="10pt" style:font-size-complex="10pt"/>
    </style:style>
    <style:style style:name="P34" style:family="paragraph" style:parent-style-name="Table_20_Contents">
      <style:text-properties style:font-name="Liberation Mono" fo:font-size="10pt" officeooo:paragraph-rsid="01bf455a" style:font-size-asian="10pt" style:font-size-complex="10pt"/>
    </style:style>
    <style:style style:name="P35" style:family="paragraph" style:parent-style-name="Table_20_Contents">
      <style:text-properties style:font-name="Liberation Mono" fo:font-size="10pt" officeooo:rsid="01bf455a" officeooo:paragraph-rsid="01c06bcc" style:font-size-asian="10pt" style:font-size-complex="10pt"/>
    </style:style>
    <style:style style:name="P36" style:family="paragraph" style:parent-style-name="Table_20_Contents">
      <style:text-properties style:font-name="Liberation Mono" fo:font-size="10pt" officeooo:rsid="01bf455a" officeooo:paragraph-rsid="01c1ae36" style:font-size-asian="10pt" style:font-size-complex="10pt"/>
    </style:style>
    <style:style style:name="P37" style:family="paragraph" style:parent-style-name="Table_20_Contents">
      <style:text-properties style:font-name="Liberation Mono" fo:font-size="10pt" officeooo:rsid="01bf455a" officeooo:paragraph-rsid="01c30014" style:font-size-asian="10pt" style:font-size-complex="10pt"/>
    </style:style>
    <style:style style:name="P38" style:family="paragraph" style:parent-style-name="Table_20_Contents">
      <style:text-properties style:font-name="Liberation Mono" fo:font-size="10pt" officeooo:rsid="01c06bcc" officeooo:paragraph-rsid="01c06bcc" style:font-size-asian="10pt" style:font-size-complex="10pt"/>
    </style:style>
    <style:style style:name="P39" style:family="paragraph" style:parent-style-name="Table_20_Contents">
      <style:text-properties style:font-name="Liberation Mono" fo:font-size="10pt" officeooo:rsid="01c06bcc" officeooo:paragraph-rsid="01c30014" style:font-size-asian="10pt" style:font-size-complex="10pt"/>
    </style:style>
    <style:style style:name="P40" style:family="paragraph" style:parent-style-name="Table_20_Contents">
      <style:text-properties style:font-name="Liberation Mono" fo:font-size="10pt" officeooo:rsid="01c14783" style:font-size-asian="10pt" style:font-size-complex="10pt"/>
    </style:style>
    <style:style style:name="P41" style:family="paragraph" style:parent-style-name="Table_20_Contents">
      <style:text-properties style:font-name="Liberation Mono" fo:font-size="10pt" officeooo:paragraph-rsid="01c30014" style:font-size-asian="10pt" style:font-size-complex="10pt"/>
    </style:style>
    <style:style style:name="P42" style:family="paragraph" style:parent-style-name="Table_20_Contents">
      <style:text-properties style:font-name="Liberation Mono" fo:font-size="10pt" officeooo:rsid="01c30014" officeooo:paragraph-rsid="01c30014" style:font-size-asian="10pt" style:font-size-complex="10pt"/>
    </style:style>
    <style:style style:name="P43" style:family="paragraph" style:parent-style-name="Table_20_Contents">
      <style:text-properties style:font-name="Liberation Mono" fo:font-size="10pt" officeooo:paragraph-rsid="01c41a08" style:font-size-asian="10pt" style:font-size-complex="10pt"/>
    </style:style>
    <style:style style:name="P44" style:family="paragraph" style:parent-style-name="Table_20_Contents">
      <style:text-properties style:font-name="Liberation Mono" fo:font-size="10pt" officeooo:paragraph-rsid="01c700e7" style:font-size-asian="10pt" style:font-size-complex="10pt"/>
    </style:style>
    <style:style style:name="P45" style:family="paragraph" style:parent-style-name="Table_20_Contents">
      <style:text-properties style:font-name="Liberation Mono" fo:font-size="10pt" officeooo:paragraph-rsid="01c854cd" style:font-size-asian="10pt" style:font-size-complex="10pt"/>
    </style:style>
    <style:style style:name="P46" style:family="paragraph" style:parent-style-name="Heading_20_1">
      <style:text-properties style:font-name="Liberation Serif" fo:font-size="16pt" officeooo:rsid="01d1d002" officeooo:paragraph-rsid="002fd4f2" style:font-size-asian="16pt" style:font-size-complex="16pt"/>
    </style:style>
    <style:style style:name="P47" style:family="paragraph" style:parent-style-name="Heading_20_2">
      <style:text-properties style:font-name="Liberation Serif" fo:font-size="14pt" officeooo:rsid="00a3fbe1" officeooo:paragraph-rsid="00a3fbe1" style:font-size-asian="14pt" style:font-size-complex="14pt"/>
    </style:style>
    <style:style style:name="P48" style:family="paragraph" style:parent-style-name="Heading_20_2">
      <style:text-properties fo:font-size="14pt" style:font-size-asian="14pt" style:font-size-complex="14pt"/>
    </style:style>
    <style:style style:name="P49" style:family="paragraph" style:parent-style-name="Heading_20_2">
      <style:text-properties fo:font-size="14pt" officeooo:rsid="019422e1" officeooo:paragraph-rsid="019422e1" style:font-size-asian="14pt" style:font-size-complex="14pt"/>
    </style:style>
    <style:style style:name="P50" style:family="paragraph" style:parent-style-name="Heading_20_2">
      <style:text-properties fo:font-size="14pt" officeooo:paragraph-rsid="01d14a21" style:font-size-asian="14pt" style:font-size-complex="14pt"/>
    </style:style>
    <style:style style:name="P51" style:family="paragraph" style:parent-style-name="Heading_20_2">
      <style:text-properties fo:font-size="14pt" officeooo:paragraph-rsid="01bf455a" style:font-size-asian="14pt" style:font-size-complex="14pt"/>
    </style:style>
    <style:style style:name="P52" style:family="paragraph" style:parent-style-name="Standard">
      <style:text-properties fo:font-size="12pt" fo:font-weight="normal" officeooo:rsid="01c06bcc" officeooo:paragraph-rsid="01c30014" style:font-size-asian="12pt" style:font-weight-asian="normal" style:font-size-complex="12pt" style:font-weight-complex="normal"/>
    </style:style>
    <style:style style:name="P53" style:family="paragraph" style:parent-style-name="Text_20_body">
      <style:text-properties fo:font-size="12pt" officeooo:rsid="01c700e7" officeooo:paragraph-rsid="01c700e7" style:font-size-asian="12pt" style:font-size-complex="12pt"/>
    </style:style>
    <style:style style:name="T1" style:family="text">
      <style:text-properties style:font-name="Liberation Serif" fo:font-size="12pt" style:font-size-asian="10.5pt" style:font-size-complex="12pt"/>
    </style:style>
    <style:style style:name="T2" style:family="text">
      <style:text-properties style:font-name="Liberation Serif" fo:font-size="12pt" officeooo:rsid="00be606b" style:font-size-asian="10.5pt" style:font-size-complex="12pt"/>
    </style:style>
    <style:style style:name="T3" style:family="text">
      <style:text-properties style:font-name="Liberation Serif" fo:font-size="12pt" officeooo:rsid="014b519e" style:font-size-asian="10.5pt" style:font-size-complex="12pt"/>
    </style:style>
    <style:style style:name="T4" style:family="text">
      <style:text-properties style:font-name="Liberation Serif" fo:font-size="12pt" officeooo:rsid="019422e1" style:font-size-asian="10.5pt" style:font-size-complex="12pt"/>
    </style:style>
    <style:style style:name="T5" style:family="text">
      <style:text-properties style:font-name="Liberation Serif" fo:font-size="12pt" officeooo:rsid="019a4ae1" style:font-size-asian="10.5pt" style:font-size-complex="12pt"/>
    </style:style>
    <style:style style:name="T6" style:family="text">
      <style:text-properties style:font-name="Liberation Serif" fo:font-size="12pt" officeooo:rsid="019a4cb8" style:font-size-asian="10.5pt" style:font-size-complex="12pt"/>
    </style:style>
    <style:style style:name="T7" style:family="text">
      <style:text-properties style:font-name="Liberation Serif" fo:font-size="12pt" officeooo:rsid="019a659f" style:font-size-asian="10.5pt" style:font-size-complex="12pt"/>
    </style:style>
    <style:style style:name="T8" style:family="text">
      <style:text-properties style:font-name="Liberation Serif" fo:font-size="12pt" officeooo:rsid="019b9c29" style:font-size-asian="10.5pt" style:font-size-complex="12pt"/>
    </style:style>
    <style:style style:name="T9" style:family="text">
      <style:text-properties style:font-name="Liberation Serif" fo:font-size="12pt" officeooo:rsid="019ffd76" style:font-size-asian="10.5pt" style:font-size-complex="12pt"/>
    </style:style>
    <style:style style:name="T10" style:family="text">
      <style:text-properties style:font-name="Liberation Serif" fo:font-size="12pt" officeooo:rsid="01a14b71" style:font-size-asian="10.5pt" style:font-size-complex="12pt"/>
    </style:style>
    <style:style style:name="T11" style:family="text">
      <style:text-properties style:font-name="Liberation Serif" fo:font-size="12pt" officeooo:rsid="01c14783" style:font-size-asian="10.5pt" style:font-size-complex="12pt"/>
    </style:style>
    <style:style style:name="T12" style:family="text">
      <style:text-properties officeooo:rsid="00a8bc8b"/>
    </style:style>
    <style:style style:name="T13" style:family="text">
      <style:text-properties officeooo:rsid="019496be"/>
    </style:style>
    <style:style style:name="T14" style:family="text">
      <style:text-properties officeooo:rsid="01957e87"/>
    </style:style>
    <style:style style:name="T15" style:family="text">
      <style:text-properties officeooo:rsid="0197358c"/>
    </style:style>
    <style:style style:name="T16" style:family="text">
      <style:text-properties officeooo:rsid="019a8013"/>
    </style:style>
    <style:style style:name="T17" style:family="text">
      <style:text-properties officeooo:rsid="019aed4f"/>
    </style:style>
    <style:style style:name="T18" style:family="text">
      <style:text-properties officeooo:rsid="019e2ae5"/>
    </style:style>
    <style:style style:name="T19" style:family="text">
      <style:text-properties fo:font-style="italic" style:font-style-asian="italic" style:font-style-complex="italic"/>
    </style:style>
    <style:style style:name="T20" style:family="text">
      <style:text-properties fo:font-style="italic" officeooo:rsid="019e2ae5" style:font-style-asian="italic" style:font-style-complex="italic"/>
    </style:style>
    <style:style style:name="T21" style:family="text">
      <style:text-properties officeooo:rsid="019fc54a"/>
    </style:style>
    <style:style style:name="T22" style:family="text">
      <style:text-properties officeooo:rsid="019ffd76"/>
    </style:style>
    <style:style style:name="T23" style:family="text">
      <style:text-properties officeooo:rsid="01a802ba"/>
    </style:style>
    <style:style style:name="T24" style:family="text">
      <style:text-properties officeooo:rsid="01b8fc44"/>
    </style:style>
    <style:style style:name="T25" style:family="text">
      <style:text-properties officeooo:rsid="01bcab35"/>
    </style:style>
    <style:style style:name="T26" style:family="text">
      <style:text-properties officeooo:rsid="01c06bcc"/>
    </style:style>
    <style:style style:name="T27" style:family="text">
      <style:text-properties fo:font-weight="normal" style:font-weight-asian="normal" style:font-weight-complex="normal"/>
    </style:style>
    <style:style style:name="T28" style:family="text">
      <style:text-properties fo:font-weight="normal" officeooo:rsid="01a54799" style:font-weight-asian="normal" style:font-weight-complex="normal"/>
    </style:style>
    <style:style style:name="T29" style:family="text">
      <style:text-properties fo:font-weight="normal" officeooo:rsid="01a39796" style:font-weight-asian="normal" style:font-weight-complex="normal"/>
    </style:style>
    <style:style style:name="T30" style:family="text">
      <style:text-properties officeooo:rsid="01c1ae36"/>
    </style:style>
    <style:style style:name="T31" style:family="text">
      <style:text-properties officeooo:rsid="01c30014"/>
    </style:style>
    <style:style style:name="T32" style:family="text">
      <style:text-properties officeooo:rsid="01c41a08"/>
    </style:style>
    <style:style style:name="T33" style:family="text">
      <style:text-properties officeooo:rsid="01c700e7"/>
    </style:style>
    <style:style style:name="T34" style:family="text">
      <style:text-properties officeooo:rsid="01cac1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CST0006 - Computer Programming Foundations</text:h>
      <text:h text:style-name="P47" text:outline-level="2">INTRODUCTION <text:span text:style-name="T12">to WEEK08</text:span></text:h>
      <text:p text:style-name="P28"><text:span text:style-name="T2">In this lecture and lab section we are going to </text:span><text:span text:style-name="T3">ta</text:span><text:span text:style-name="T4">lk about modular programming </text:span><text:span text:style-name="T5">and </text:span><text:span text:style-name="T4">code reuse. <text:s/>Many times </text:span><text:span text:style-name="T5">in programming </text:span><text:span text:style-name="T4">you will reuse code that you have written or code that someone else has written. <text:s/></text:span></text:p>
      <text:p text:style-name="P31">Most programs you write will include code that someone else has written or functions that have been included in the language you are programming in. <text:s/>Code reuse, is one of the most valuable/useful ways to build a program.</text:p>
      <text:p text:style-name="P29"><text:span text:style-name="T4">A</text:span><text:span text:style-name="T1">fter this lecture and lab section, you will understand what a function is, how to </text:span><text:span text:style-name="T11">create, </text:span><text:span text:style-name="T1">import </text:span><text:span text:style-name="T11">and use functions and modules </text:span><text:span text:style-name="T1">that will add extra functionality </text:span><text:span text:style-name="T11">to your program</text:span><text:span text:style-name="T1">.</text:span></text:p>
      <text:h text:style-name="P48" text:outline-level="2">Modular Programming</text:h>
      <text:p text:style-name="P30"><text:span text:style-name="T1">Modul</text:span><text:span text:style-name="T6">a</text:span><text:span text:style-name="T1">r programming is when you break down your program into independent </text:span><text:span text:style-name="T6">sections of functionality or sub-routines </text:span><text:span text:style-name="T8">as</text:span><text:span text:style-name="T7"> their own separate </text:span><text:span text:style-name="T9">logical </text:span><text:span text:style-name="T7">components</text:span><text:span text:style-name="T6">. <text:s/>These </text:span><text:span text:style-name="T7">individual</text:span><text:span text:style-name="T6"> modules and can be </text:span><text:span text:style-name="T10">organized and </text:span><text:span text:style-name="T6">saved </text:span><text:span text:style-name="T8">in</text:span><text:span text:style-name="T6"> their own separate file </text:span><text:span text:style-name="T10">which will allow them to </text:span><text:span text:style-name="T8">be debugged, tested and maintained as logical units that do one specific task or deal with </text:span><text:span text:style-name="T10">a set of </text:span><text:span text:style-name="T8">similar tasks. <text:s/>Another benefit of modular programming is it allows you </text:span><text:span text:style-name="T6">the opportunity to split your program among many developers and modules can be swapped out and replaced with </text:span><text:span text:style-name="T10">newer </text:span><text:span text:style-name="T6">better versions of themselves.</text:span></text:p>
      <text:h text:style-name="P49" text:outline-level="2">Functions</text:h>
      <text:p text:style-name="P1">Functions are a block of code that you can “call” <text:span text:style-name="T13">in your code</text:span>. <text:s/><text:span text:style-name="T15">Instead of repeating yourself you can create a function and call that function multiple times. <text:s/>Some functions are predefined by the language, some can be “user-defined functions” created by you or a colleague. <text:s/>An example of a predefined function is </text:span>the print statement. <text:s/>Print statements are available to you in every language, <text:span text:style-name="T14">someone has gone through the trouble of creating and debugging a print function that you can can call, over and over again as you see fit within your algorithm to solve your problem. <text:s text:c="2"/>The exact syntax to call the print function is different language by language</text:span>. <text:s/><text:span text:style-name="T14">In some languages, the print function is </text:span>called print(), <text:span text:style-name="T14">in other languages it is </text:span>called printf(), <text:span text:style-name="T14">even further, some languages it is </text:span>called system.out.print<text:span text:style-name="T13">ln</text:span>().</text:p>
      <text:p text:style-name="P16">Knowing how each print statement is invoked is <text:span text:style-name="T17">one of the </text:span>challenge<text:span text:style-name="T17">s</text:span> <text:span text:style-name="T17">of learning each programming language, but the benefits of using this predefined function far outweigh you creating and debugging your own</text:span>.</text:p>
      <text:h text:style-name="P50" text:outline-level="2">Parameter<text:span text:style-name="T16">s</text:span> <text:span text:style-name="T16">and</text:span> Argument<text:span text:style-name="T16">s</text:span></text:h>
      <text:p text:style-name="P2">Parameters are the <text:span text:style-name="T18">variable names and data types associated to the input data that you declare in the function. <text:s/>Arguments are the actual data values you pass into the function.</text:span></text:p>
      <text:p text:style-name="P4"><text:span text:style-name="T21">I</text:span>f you crated a function with a parameter that you called “<text:span text:style-name="T19">num</text:span>” <text:span text:style-name="T21">and a data type of integer, </text:span>then the <text:span text:style-name="T21">argument you pass in would be 2.</text:span></text:p>
      <text:p text:style-name="P3"><text:soft-page-break/><text:span text:style-name="T18">Said another way that makes a bit more sense, if you were creating a function that looped through the number of children a parent has, to get the names of their children, you first need to pass in an integer into that function. <text:s/>Within that function, you will be looping the question “What is your (</text:span><text:span text:style-name="T20">num</text:span><text:span text:style-name="T18">) child’s name?” and you need that number to know how many times to ask that question.</text:span></text:p>
      <text:p text:style-name="P14">The data type of that variable is important, because if the parent just said Hansel and Gretel, you can’t use Hansel and Gretel to loop with, because they are string values not integers.</text:p>
      <text:h text:style-name="P48" text:outline-level="2">Pass-by-Reference vs Pass-by-Value</text:h>
      <text:p text:style-name="P19">This is one of the most difficult concepts to figure out in any language you are learning.</text:p>
      <text:p text:style-name="P9">Pass-by-value makes a copy <text:span text:style-name="T23">of the variable and gives it to the function. <text:s/></text:span></text:p>
      <text:p text:style-name="P9"><text:span text:style-name="T23">P</text:span>ass-by-reference you are passing the <text:span text:style-name="T23">memory address that the variable is pointing to</text:span>. <text:s/></text:p>
      <text:p text:style-name="P15">Python isn’t either of these. <text:s/>Python uses pass by object reference. <text:s/>Which means that some functions can change the variable depending on if the data type is mutable or not.</text:p>
      <text:p text:style-name="P11">An example of mutable and immutable data types:</text:p>
      <table:table table:name="Table2" table:style-name="Table2">
        <table:table-column table:style-name="Table2.A"/>
        <table:table-row>
          <table:table-cell table:style-name="Table2.A1" office:value-type="string">
            <text:p text:style-name="P42"># example one</text:p>
            <text:p text:style-name="P42"/>
            <text:p text:style-name="P39">animals = ["<text:span text:style-name="T31">dog</text:span>", "<text:span text:style-name="T31">cat</text:span>", "<text:span text:style-name="T31">pig</text:span>", "<text:span text:style-name="T31">fox</text:span>"]</text:p>
            <text:p text:style-name="P39"/>
            <text:p text:style-name="P41">print("before the function:", animals)</text:p>
            <text:p text:style-name="P41"/>
            <text:p text:style-name="P41">def test(animals):</text:p>
            <text:p text:style-name="P41"><text:s text:c="4"/>new_animals = ["<text:span text:style-name="T31">emu</text:span>", "kangaroo"]</text:p>
            <text:p text:style-name="P41"><text:s text:c="4"/>animals.extend(new_animals)</text:p>
            <text:p text:style-name="P41"><text:s text:c="4"/>print("inside of the function:", animals)</text:p>
            <text:p text:style-name="P41"/>
            <text:p text:style-name="P41">test(animals)</text:p>
            <text:p text:style-name="P41"><text:s text:c="4"/></text:p>
            <text:p text:style-name="P41">print("after the function:", animals)</text:p>
          </table:table-cell>
        </table:table-row>
      </table:table>
      <text:p text:style-name="P32"/>
      <text:p text:style-name="P32"/>
      <table:table table:name="Table12" table:style-name="Table12">
        <table:table-column table:style-name="Table12.A"/>
        <table:table-row>
          <table:table-cell table:style-name="Table12.A1" office:value-type="string">
            <text:p text:style-name="P39"># example two</text:p>
            <text:p text:style-name="P41"/>
            <text:p text:style-name="P41">a = 2</text:p>
            <text:p text:style-name="P41">b = 3</text:p>
            <text:p text:style-name="P41"/>
            <text:p text:style-name="P41">def change(a):</text:p>
            <text:p text:style-name="P41"><text:s text:c="4"/>a = a + 1</text:p>
            <text:p text:style-name="P41"><text:s text:c="4"/></text:p>
            <text:p text:style-name="P41">change(a)</text:p>
            <text:p text:style-name="P41"/>
            <text:p text:style-name="P41">print(a)</text:p>
            <text:p text:style-name="P41">print(b)</text:p>
          </table:table-cell>
        </table:table-row>
      </table:table>
      <text:p text:style-name="P10"/>
      <text:p text:style-name="P10"/>
      <text:h text:style-name="P48" text:outline-level="2"><text:soft-page-break/>Default Values</text:h>
      <text:p text:style-name="P18">Default values are arguments that you can assign to a parameter, that you can set up so that if something calls the function without specifying an argument, then the default value will be chosen.</text:p>
      <table:table table:name="Table4" table:style-name="Table4">
        <table:table-column table:style-name="Table4.A"/>
        <table:table-row>
          <table:table-cell table:style-name="Table4.A1" office:value-type="string">
            <text:p text:style-name="P40">def deck(cards = 52):</text:p>
            <text:p text:style-name="P40"><text:s text:c="4"/>print("Th<text:span text:style-name="T30">e number of cards in this</text:span> deck:", cards)</text:p>
            <text:p text:style-name="P40"/>
            <text:p text:style-name="P40">deck(12)</text:p>
            <text:p text:style-name="P40">deck()</text:p>
          </table:table-cell>
        </table:table-row>
      </table:table>
      <text:p text:style-name="P18"/>
      <text:h text:style-name="P48" text:outline-level="2">Return values</text:h>
      <text:p text:style-name="P20"><text:span text:style-name="T27">Return values are considered to be the output value of a function. <text:s/>In other words, it is the value that is returned to the </text:span><text:span text:style-name="T29">function caller after the function is finished running</text:span><text:span text:style-name="T27">. <text:s/></text:span><text:span text:style-name="T29">An example of this would be:</text:span></text:p>
      <table:table table:name="Table7" table:style-name="Table7">
        <table:table-column table:style-name="Table7.A"/>
        <table:table-row>
          <table:table-cell table:style-name="Table7.A1" office:value-type="string">
            <text:p text:style-name="P38">num = 2</text:p>
            <text:p text:style-name="P34"/>
            <text:p text:style-name="P34"><text:span text:style-name="T26">def double_num(num</text:span>):</text:p>
            <text:p text:style-name="P34"><text:s text:c="4"/><text:span text:style-name="T26">return num * 2</text:span></text:p>
            <text:p text:style-name="P34"/>
            <text:p text:style-name="P38">print(double_num(num))</text:p>
          </table:table-cell>
        </table:table-row>
      </table:table>
      <text:p text:style-name="P6"/>
      <text:p text:style-name="P20"><text:span text:style-name="T27">In some languages, if a function doesn’t have a return value, it is called a procedure. <text:s/></text:span><text:span text:style-name="T28">In either case, it’s a function that just goes and does something and doesn’t require any kind of return value that needs to be acted on. <text:s/>This of the print function. <text:s/>You call it to print something and it should just go an print something.</text:span></text:p>
      <table:table table:name="Table6" table:style-name="Table6">
        <table:table-column table:style-name="Table6.A"/>
        <table:table-row>
          <table:table-cell table:style-name="Table6.A1" office:value-type="string">
            <text:p text:style-name="P35">print("There’s a hole in the bucket, dear <text:span text:style-name="T26">L</text:span>iza, <text:span text:style-name="T26">dear Liza</text:span>")</text:p>
          </table:table-cell>
        </table:table-row>
      </table:table>
      <text:p text:style-name="P21"/>
      <text:p text:style-name="P22"><text:span text:style-name="T22">I</text:span>f a function in Python doesn’t specifically include a return statement, the function will have a default return value of “None”.</text:p>
      <text:h text:style-name="P51" text:outline-level="2">Scope</text:h>
      <text:p text:style-name="P12">Scope is when variables are active or alive in your code.</text:p>
      <text:p text:style-name="P6">global names <text:span text:style-name="T24">vs local names</text:span></text:p>
      <text:p text:style-name="P12">Compare:</text:p>
      <table:table table:name="Table9" table:style-name="Table9">
        <table:table-column table:style-name="Table9.A"/>
        <table:table-row>
          <table:table-cell table:style-name="Table9.A1" office:value-type="string">
            <text:p text:style-name="P36">def <text:span text:style-name="T30">bucket</text:span>():</text:p>
            <text:p text:style-name="P36"><text:s text:c="4"/>print(s)</text:p>
            <text:p text:style-name="P36"><text:s text:c="4"/></text:p>
            <text:p text:style-name="P36">s = "There's a hole in the bucket, dear Liza, dear Liza"</text:p>
            <text:p text:style-name="P36"/>
            <text:p text:style-name="P36"><text:span text:style-name="T30">bucket</text:span>()</text:p>
          </table:table-cell>
        </table:table-row>
      </table:table>
      <text:p text:style-name="P7"/>
      <text:p text:style-name="P12"><text:soft-page-break/>With:</text:p>
      <table:table table:name="Table8" table:style-name="Table8">
        <table:table-column table:style-name="Table8.A"/>
        <table:table-row>
          <table:table-cell table:style-name="Table8.A1" office:value-type="string">
            <text:p text:style-name="P36">def <text:span text:style-name="T30">bucket</text:span>():</text:p>
            <text:p text:style-name="P36"><text:s text:c="4"/>s = "Well FIX it, dear Henry!"</text:p>
            <text:p text:style-name="P36"><text:s text:c="4"/>print(s)</text:p>
            <text:p text:style-name="P36"><text:s text:c="4"/></text:p>
            <text:p text:style-name="P36">s = "There's a hole in the bucket, dear Liza, dear Liza"</text:p>
            <text:p text:style-name="P36"/>
            <text:p text:style-name="P36"><text:span text:style-name="T30">bucket</text:span>()</text:p>
          </table:table-cell>
        </table:table-row>
      </table:table>
      <text:p text:style-name="P7"/>
      <text:p text:style-name="P13"><text:span text:style-name="T31">And w</text:span>ith:</text:p>
      <table:table table:name="Table10" table:style-name="Table10">
        <table:table-column table:style-name="Table10.A"/>
        <table:table-row>
          <table:table-cell table:style-name="Table10.A1" office:value-type="string">
            <text:p text:style-name="P37">def bucket():</text:p>
            <text:p text:style-name="P37"><text:s text:c="4"/>global s</text:p>
            <text:p text:style-name="P37"><text:s text:c="4"/>s = "new"</text:p>
            <text:p text:style-name="P37"><text:s text:c="4"/>print(s)</text:p>
            <text:p text:style-name="P37"><text:s text:c="4"/></text:p>
            <text:p text:style-name="P37">s = "There's a hole in the bucket, dear Liza, dear Liza"</text:p>
            <text:p text:style-name="P37"/>
            <text:p text:style-name="P37">bucket()</text:p>
            <text:p text:style-name="P37">print(s)</text:p>
          </table:table-cell>
        </table:table-row>
      </table:table>
      <text:p text:style-name="P8"/>
      <text:h text:style-name="P48" text:outline-level="2"><text:span text:style-name="T22">I</text:span>mport <text:span text:style-name="T22">Statements</text:span></text:h>
      <text:p text:style-name="P27">After you’ve added modularity to your program, you will want to add all those pieces back into one program. <text:s/>You do this by import statements. <text:s/>You can import your own code, or code that is written by Python as additional modules.</text:p>
      <text:p text:style-name="P27">You can use an import statement to include a random number generator:</text:p>
      <table:table table:name="Table5" table:style-name="Table5">
        <table:table-column table:style-name="Table5.A"/>
        <table:table-row>
          <table:table-cell table:style-name="Table5.A1" office:value-type="string">
            <text:p text:style-name="P33">import random</text:p>
            <text:p text:style-name="P33"/>
            <text:p text:style-name="P33">rando<text:span text:style-name="T25">m_num</text:span> = random.randint(1, 100)</text:p>
            <text:p text:style-name="P33">print(random_<text:span text:style-name="T25">num</text:span>)</text:p>
          </table:table-cell>
        </table:table-row>
      </table:table>
      <text:p text:style-name="P17"/>
      <text:p text:style-name="P24">If you only want to include one of the functions from a module or want to access each function directly:</text:p>
      <table:table table:name="Table14" table:style-name="Table14">
        <table:table-column table:style-name="Table14.A"/>
        <table:table-row>
          <table:table-cell table:style-name="Table14.A1" office:value-type="string">
            <text:p text:style-name="P44">from random import randint</text:p>
            <text:p text:style-name="P44"/>
            <text:p text:style-name="P44">num = randint(1,100)</text:p>
            <text:p text:style-name="P44"/>
            <text:p text:style-name="P44">print(num)</text:p>
          </table:table-cell>
        </table:table-row>
      </table:table>
      <text:p text:style-name="P24"/>
      <text:p text:style-name="P23"><text:span text:style-name="T22">I</text:span>f you create your own module you will name it something like “awesome.py”, then use the import statement to include your awesome.py into your code:</text:p>
      <table:table table:name="Table13" table:style-name="Table13">
        <table:table-column table:style-name="Table13.A"/>
        <table:table-row>
          <table:table-cell table:style-name="Table13.A1" office:value-type="string">
            <text:p text:style-name="P43">import <text:span text:style-name="T32">awesome</text:span></text:p>
          </table:table-cell>
        </table:table-row>
      </table:table>
      <text:p text:style-name="P23"/>
      <text:p text:style-name="P23"><text:soft-page-break/>Notice that we didn’t include the .py extension. <text:s/><text:span text:style-name="T33">All the same rules apply to your own modules as the modules that have been provided by the language.</text:span></text:p>
      <text:p text:style-name="P26">If you want to import all functions in one using a from import statement:</text:p>
      <table:table table:name="Table15" table:style-name="Table15">
        <table:table-column table:style-name="Table15.A"/>
        <table:table-row>
          <table:table-cell table:style-name="Table15.A1" office:value-type="string">
            <text:p text:style-name="P45">from <text:span text:style-name="T34">awesome</text:span> import *</text:p>
          </table:table-cell>
        </table:table-row>
      </table:table>
      <text:p text:style-name="P25"/>
      <text:p text:style-name="P23"/>
      <text:p text:style-name="P2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date>2018-05-17T23:28:34.380547537</dc:date>
    <meta:editing-duration>P5DT13H33M9S</meta:editing-duration>
    <meta:editing-cycles>140</meta:editing-cycles>
    <dc:creator>Cory Hilliard</dc:creator>
    <meta:document-statistic meta:table-count="12" meta:image-count="0" meta:object-count="0" meta:page-count="5" meta:paragraph-count="95" meta:word-count="1111" meta:character-count="6583" meta:non-whitespace-character-count="5465"/>
  </office:meta>
</office:document-meta>
</file>